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afb9" officeooo:paragraph-rsid="0018afb9"/>
    </style:style>
    <style:style style:name="P2" style:family="paragraph" style:parent-style-name="Text_20_body">
      <style:text-properties officeooo:rsid="0019b363" officeooo:paragraph-rsid="0019b363"/>
    </style:style>
    <style:style style:name="P3" style:family="paragraph" style:parent-style-name="Text_20_body">
      <style:text-properties officeooo:rsid="001d041e" officeooo:paragraph-rsid="001d041e"/>
    </style:style>
    <style:style style:name="P4" style:family="paragraph" style:parent-style-name="Text_20_body">
      <style:text-properties fo:font-style="normal" officeooo:rsid="001d041e" officeooo:paragraph-rsid="001d041e" style:font-style-asian="normal" style:font-style-complex="normal"/>
    </style:style>
    <style:style style:name="P5" style:family="paragraph" style:parent-style-name="Title">
      <style:text-properties officeooo:rsid="0018afb9" officeooo:paragraph-rsid="0018afb9"/>
    </style:style>
    <style:style style:name="P6" style:family="paragraph" style:parent-style-name="Text_20_body">
      <style:text-properties officeooo:rsid="0018afb9" officeooo:paragraph-rsid="0018afb9"/>
    </style:style>
    <style:style style:name="P7" style:family="paragraph" style:parent-style-name="Text_20_body">
      <style:text-properties officeooo:rsid="001fbcbd" officeooo:paragraph-rsid="001fbcbd"/>
    </style:style>
    <style:style style:name="P8" style:family="paragraph" style:parent-style-name="Text_20_body">
      <style:text-properties fo:font-style="normal" officeooo:rsid="001d041e" officeooo:paragraph-rsid="001d041e" style:font-style-asian="normal" style:font-style-complex="normal"/>
    </style:style>
    <style:style style:name="P9" style:family="paragraph" style:parent-style-name="Heading_20_2">
      <style:text-properties officeooo:rsid="001fbcbd" officeooo:paragraph-rsid="001fbcb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041e"/>
    </style:style>
    <style:style style:name="T4" style:family="text">
      <style:text-properties officeooo:rsid="001e74da"/>
    </style:style>
    <style:style style:name="T5" style:family="text">
      <style:text-properties officeooo:rsid="00208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<text:span text:style-name="T4">6</text:span>. Creating multiple environments </text:p>
      <text:p text:style-name="P1"/>
      <text:p text:style-name="P1">We're now going to change our architecture. <text:s/>Previously we set up and monitored a webserver and a database minion. <text:s/>Now we're going to create two environments, a <text:span text:style-name="T1">dev</text:span><text:span text:style-name="T2"> and a </text:span><text:span text:style-name="T1">qa</text:span><text:span text:style-name="T2"> environment that we will be controlling with Saltstack. </text:span></text:p>
      <text:h text:style-name="P9" text:outline-level="2"><text:span text:style-name="T2">Before we start</text:span></text:h>
      <text:p text:style-name="P7"><text:span text:style-name="T2">We will need to change the name of our minions. <text:s/>Currently the minions are using the nomenclaature:</text:span></text:p>
      <text:p text:style-name="P7"><text:span text:style-name="T2">&lt;servername&gt;-s&lt;sid&gt;. </text:span></text:p>
      <text:p text:style-name="P7"><text:span text:style-name="T2">We'll change this to &lt;dev|qa&gt;-&lt;servername&gt;-s&lt;sid&gt;</text:span></text:p>
      <text:p text:style-name="P7"><text:span text:style-name="T2">To do this, you will need to do several things:</text:span></text:p>
      <text:p text:style-name="P7">1. <text:s/>Change the minion id in /etc/salt/minion_id</text:p>
      <text:p text:style-name="P7">2. <text:s/>Restart the minion</text:p>
      <text:p text:style-name="P7">3. <text:s/>Delete the original key on the salt master for that minion</text:p>
      <text:p text:style-name="P7">4. <text:s/>Accept the new key for the changed minion.</text:p>
      <text:p text:style-name="P7"/>
      <text:h text:style-name="P9" text:outline-level="2">Starting the Lab.</text:h>
      <text:p text:style-name="P2">First, you will need to change the /etc/salt/master file and create two new directory entries /srv/salt/dev and /srv/salt/qa under the file_roots: directive. </text:p>
      <text:p text:style-name="P2">Next, create the two directories /srv/salt/dev and /srv/salt/qa</text:p>
      <text:p text:style-name="P2">Create a top.sls file for each one of those. <text:s/><text:span text:style-name="T3">Put in a dev or a qa id for each respective top.sls file</text:span></text:p>
      <text:p text:style-name="P3">Now, we're going to create a new pillar. <text:s/></text:p>
      <text:p text:style-name="P3">Make a directory /srv/salt/pillar.</text:p>
      <text:p text:style-name="P3">We will create two files in each, <text:s/>a <text:span text:style-name="T1">top.sls</text:span><text:span text:style-name="T2"> file and a </text:span><text:span text:style-name="T1">systems_env.sls</text:span><text:span text:style-name="T2"> pillar. </text:span></text:p>
      <text:p text:style-name="P4">Don't be confused by the .sls extension. <text:s/>These aren't states, they're pillars that contain static information.</text:p>
      <text:p text:style-name="P4">The top.sls file will simply contain three lines:</text:p>
      <text:p text:style-name="P4">base: </text:p>
      <text:p text:style-name="P4"><text:s text:c="2"/>'*': </text:p>
      <text:p text:style-name="P4">- system_envs </text:p>
      <text:p text:style-name="P3"/>
      <text:p text:style-name="P4"><text:soft-page-break/>Your system env will contain two pillars: dev_systems and qa_systems. <text:s/>Each will be a list that contains three entries:</text:p>
      <text:p text:style-name="P4"><text:span text:style-name="T5">&lt;dev|qa&gt;-</text:span>webserver-s&lt;#&gt;</text:p>
      <text:p text:style-name="P4"><text:span text:style-name="T5">&lt;dev|qa&gt;</text:span>dbserver-s&lt;#&gt;</text:p>
      <text:p text:style-name="P4"><text:span text:style-name="T5">&lt;dev|qa&gt;-</text:span>midserver-s&lt;#&gt;</text:p>
      <text:p text:style-name="P4">Your dev and qa top.sls files will need to contain some Jinja code that does the following:</text:p>
      <text:p text:style-name="P4">1. <text:s/>Iterate over the correct pillar</text:p>
      <text:p text:style-name="P4">2. <text:s/>If the servername contains 'web', run the apache state.</text:p>
      <text:p text:style-name="P4">3. <text:s/>if the server name contains 'postgres', run the postgres formul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8:54:51.747204428</meta:creation-date>
    <meta:editing-duration>PT9M6S</meta:editing-duration>
    <meta:editing-cycles>8</meta:editing-cycles>
    <meta:generator>LibreOffice/4.2.8.2$Linux_X86_64 LibreOffice_project/420m0$Build-2</meta:generator>
    <dc:date>2017-02-23T13:35:59.033363015</dc:date>
    <meta:document-statistic meta:table-count="0" meta:image-count="0" meta:object-count="0" meta:page-count="2" meta:paragraph-count="31" meta:word-count="287" meta:character-count="1800" meta:non-whitespace-character-count="1518"/>
  </office:meta>
</office:document-meta>
</file>